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40000000400968A6AFA9A639958.png" manifest:media-type="image/png"/>
  <manifest:file-entry manifest:full-path="Pictures/1000000000000008000000080944901A4276202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system" style:font-pitch="variable"/>
  </office:font-face-decls>
  <office:automatic-styles>
    <style:style style:name="dp1" style:family="drawing-page"/>
    <style:style style:name="gr1" style:family="graphic" style:parent-style-name="objectwithoutfill">
      <style:graphic-properties svg:stroke-width="0.106cm" svg:stroke-color="#729fcf" draw:marker-start-width="0.359cm" draw:marker-end-width="0.359cm" draw:fill="none" draw:textarea-vertical-align="middle" fo:padding-top="0.178cm" fo:padding-bottom="0.178cm" fo:padding-left="0.303cm" fo:padding-right="0.303cm"/>
    </style:style>
    <style:style style:name="gr2" style:family="graphic" style:parent-style-name="objectwithoutfill">
      <style:graphic-properties svg:stroke-width="0.106cm" svg:stroke-color="#729fcf" draw:marker-start-width="0.358cm" draw:marker-end-width="0.358cm" draw:fill="none" draw:textarea-vertical-align="middle" fo:padding-top="0.177cm" fo:padding-bottom="0.177cm" fo:padding-left="0.302cm" fo:padding-right="0.302cm"/>
    </style:style>
    <style:style style:name="gr3" style:family="graphic" style:parent-style-name="standard">
      <style:graphic-properties svg:stroke-width="0.035cm" svg:stroke-color="#000000" draw:marker-start-width="0.252cm" draw:marker-end-width="0.252cm" draw:fill="solid" draw:fill-color="#dddddd" draw:textarea-horizontal-align="justify" draw:textarea-vertical-align="middle" draw:auto-grow-height="false" fo:min-height="3.447cm" fo:min-width="5.215cm" fo:padding-top="0.142cm" fo:padding-bottom="0.142cm" fo:padding-left="0.267cm" fo:padding-right="0.267cm"/>
    </style:style>
    <style:style style:name="gr4" style:family="graphic" style:parent-style-name="standard">
      <style:graphic-properties draw:fill="solid" draw:fill-color="#2a6099" draw:textarea-horizontal-align="justify" draw:textarea-vertical-align="middle" draw:auto-grow-height="false" fo:min-height="2.608cm" fo:min-width="5.215cm"/>
    </style:style>
    <style:style style:name="gr5" style:family="graphic" style:parent-style-name="standard">
      <style:graphic-properties svg:stroke-color="#dddddd" draw:fill="solid" draw:fill-color="#dddddd" draw:textarea-horizontal-align="justify" draw:textarea-vertical-align="middle" draw:auto-grow-height="false" fo:min-height="0.702cm" fo:min-width="0.453cm"/>
    </style:style>
    <style:style style:name="gr6"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style:style>
    <style:style style:name="gr7" style:family="graphic" style:parent-style-name="objectwithoutfill">
      <style:graphic-properties draw:stroke="dash" draw:stroke-dash="Long_20_Dot" svg:stroke-color="#000000" svg:stroke-linecap="butt" draw:fill="none" draw:textarea-vertical-align="middle"/>
    </style:style>
    <style:style style:name="gr8" style:family="graphic" style:parent-style-name="standard">
      <style:graphic-properties svg:stroke-color="#dddddd" draw:fill-color="#dddddd" draw:textarea-horizontal-align="justify" draw:textarea-vertical-align="middle" draw:auto-grow-height="false" fo:min-height="0.068cm" fo:min-width="0.453cm"/>
    </style:style>
    <style:style style:name="gr9" style:family="graphic" style:parent-style-name="standard">
      <style:graphic-properties svg:stroke-color="#000000" draw:fill="bitmap" draw:fill-image-name="_32_0_20_Percent" draw:textarea-horizontal-align="justify" draw:textarea-vertical-align="middle" draw:auto-grow-height="false" fo:min-height="1.02cm" fo:min-width="0.453cm"/>
    </style:style>
    <style:style style:name="gr10" style:family="graphic" style:parent-style-name="standard">
      <style:graphic-properties draw:textarea-horizontal-align="justify" draw:textarea-vertical-align="middle" draw:auto-grow-height="false" fo:min-height="0.78cm" fo:min-width="1.989cm" fo:wrap-option="wrap"/>
    </style:style>
    <style:style style:name="gr11" style:family="graphic" style:parent-style-name="standard">
      <style:graphic-properties svg:stroke-color="#729fcf" draw:textarea-vertical-align="middle"/>
    </style:style>
    <style:style style:name="gr12"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0.596cm" fo:min-width="0.346cm" fo:padding-top="0.151cm" fo:padding-bottom="0.151cm" fo:padding-left="0.276cm" fo:padding-right="0.276cm"/>
    </style:style>
    <style:style style:name="gr13"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4" style:family="graphic" style:parent-style-name="standard">
      <style:graphic-properties svg:stroke-width="0.053cm" svg:stroke-color="#000000" draw:marker-start-width="0.279cm" draw:marker-end-width="0.279cm" draw:fill-color="#000000" draw:textarea-vertical-align="middle" fo:padding-top="0.151cm" fo:padding-bottom="0.151cm" fo:padding-left="0.276cm" fo:padding-right="0.276cm"/>
    </style:style>
    <style:style style:name="gr15"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083cm" fo:padding-top="0.151cm" fo:padding-bottom="0.151cm" fo:padding-left="0.276cm" fo:padding-right="0.276cm"/>
      <style:paragraph-properties style:writing-mode="lr-tb"/>
    </style:style>
    <style:style style:name="gr16" style:family="graphic" style:parent-style-name="objectwithoutfill">
      <style:graphic-properties svg:stroke-width="0.035cm" svg:stroke-color="#ff8000" draw:marker-start-width="0.252cm" draw:marker-end-width="0.252cm" draw:fill="none" draw:textarea-vertical-align="middle" fo:padding-top="0.142cm" fo:padding-bottom="0.142cm" fo:padding-left="0.267cm" fo:padding-right="0.267cm"/>
    </style:style>
    <style:style style:name="gr17" style:family="graphic" style:parent-style-name="standard">
      <style:graphic-properties svg:stroke-color="#000000" draw:fill-color="#729fcf" draw:textarea-horizontal-align="justify" draw:textarea-vertical-align="middle" draw:auto-grow-height="false" fo:min-height="0.703cm" fo:min-width="0cm"/>
    </style:style>
    <style:style style:name="gr18" style:family="graphic" style:parent-style-name="standard">
      <style:graphic-properties svg:stroke-color="#000000" draw:fill-color="#bf819e" draw:textarea-horizontal-align="justify" draw:textarea-vertical-align="middle" draw:auto-grow-height="false" fo:min-height="0.703cm" fo:min-width="0.135cm"/>
    </style:style>
    <style:style style:name="gr19" style:family="graphic" style:parent-style-name="objectwithoutfill">
      <style:graphic-properties svg:stroke-width="0.053cm" svg:stroke-color="#a1467e" draw:marker-start-width="0.279cm" draw:marker-end-width="0.279cm" draw:fill="none" draw:textarea-vertical-align="middle" fo:padding-top="0.151cm" fo:padding-bottom="0.151cm" fo:padding-left="0.276cm" fo:padding-right="0.276cm"/>
    </style:style>
    <style:style style:name="gr20" style:family="graphic" style:parent-style-name="standard">
      <style:graphic-properties svg:stroke-color="#000000" draw:fill-color="#be480a" draw:textarea-horizontal-align="justify" draw:textarea-vertical-align="middle" draw:auto-grow-height="false" fo:min-height="0.703cm" fo:min-width="0.135cm"/>
    </style:style>
    <style:style style:name="gr21" style:family="graphic" style:parent-style-name="standard">
      <style:graphic-properties svg:stroke-color="#000000" draw:fill-color="#666666" draw:textarea-horizontal-align="justify" draw:textarea-vertical-align="middle" draw:auto-grow-height="false" fo:min-height="0.703cm" fo:min-width="0.135cm"/>
    </style:style>
    <style:style style:name="gr22" style:family="graphic" style:parent-style-name="standard">
      <style:graphic-properties svg:stroke-width="0.053cm" svg:stroke-color="#000000" draw:marker-start-width="0.279cm" draw:marker-end-width="0.279cm" draw:fill-color="#81d41a" draw:textarea-horizontal-align="justify" draw:textarea-vertical-align="middle" draw:auto-grow-height="false" fo:min-height="2.873cm" fo:min-width="1.671cm" fo:padding-top="0.151cm" fo:padding-bottom="0.151cm" fo:padding-left="0.276cm" fo:padding-right="0.276cm"/>
      <style:paragraph-properties style:writing-mode="lr-tb"/>
    </style:style>
    <style:style style:name="gr23" style:family="graphic" style:parent-style-name="standard">
      <style:graphic-properties svg:stroke-width="0.053cm" svg:stroke-color="#000000" draw:marker-start-width="0.279cm" draw:marker-end-width="0.279cm" draw:fill-color="#999999" draw:textarea-horizontal-align="justify" draw:textarea-vertical-align="middle" draw:auto-grow-height="false" fo:min-height="0.596cm" fo:min-width="0.346cm" fo:padding-top="0.151cm" fo:padding-bottom="0.151cm" fo:padding-left="0.276cm" fo:padding-right="0.276cm"/>
      <style:paragraph-properties style:writing-mode="lr-tb"/>
    </style:style>
    <style:style style:name="gr24" style:family="graphic" style:parent-style-name="standard">
      <style:graphic-properties svg:stroke-width="0.053cm" svg:stroke-color="#000000" draw:marker-start-width="0.279cm" draw:marker-end-width="0.279cm" draw:fill-color="#81d41a" draw:textarea-horizontal-align="justify" draw:textarea-vertical-align="middle" draw:auto-grow-height="false" fo:min-height="2.925cm" fo:min-width="1.723cm" fo:padding-top="0.151cm" fo:padding-bottom="0.151cm" fo:padding-left="0.276cm" fo:padding-right="0.276cm"/>
      <style:paragraph-properties style:writing-mode="lr-tb"/>
    </style:style>
    <style:style style:name="gr25" style:family="graphic" style:parent-style-name="standard">
      <style:graphic-properties svg:stroke-color="#808080" draw:fill-color="#ffff00" draw:textarea-horizontal-align="justify" draw:textarea-vertical-align="middle" draw:auto-grow-height="false" fo:min-height="0.068cm" fo:min-width="4.665cm"/>
    </style:style>
    <style:style style:name="gr26" style:family="graphic" style:parent-style-name="standard">
      <style:graphic-properties svg:stroke-color="#000000" draw:fill-color="#666666" draw:textarea-horizontal-align="justify" draw:textarea-vertical-align="middle" draw:auto-grow-height="false" fo:min-height="0.068cm" fo:min-width="5.215cm"/>
    </style:style>
    <style:style style:name="gr27" style:family="graphic" style:parent-style-name="objectwithoutfill">
      <style:graphic-properties draw:stroke="dash" draw:stroke-dash="Long_20_Dash" svg:stroke-width="0.053cm" svg:stroke-color="#ff0000" draw:marker-start-width="0.279cm" draw:marker-end-width="0.279cm" svg:stroke-linecap="butt" draw:fill="none" draw:textarea-vertical-align="middle" fo:padding-top="0.151cm" fo:padding-bottom="0.151cm" fo:padding-left="0.276cm" fo:padding-right="0.276cm"/>
    </style:style>
    <style:style style:name="gr28"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1" style:family="graphic" style:parent-style-name="standard">
      <style:graphic-properties svg:stroke-width="0.053cm" svg:stroke-color="#000000" draw:marker-start-width="0.279cm" draw:marker-end-width="0.279cm" draw:fill-color="#81d41a" draw:textarea-horizontal-align="justify" draw:textarea-vertical-align="middle" draw:auto-grow-height="false" fo:min-height="2.849cm" fo:min-width="3.229cm" fo:padding-top="0.151cm" fo:padding-bottom="0.151cm" fo:padding-left="0.276cm" fo:padding-right="0.276cm"/>
      <style:paragraph-properties style:writing-mode="lr-tb"/>
    </style:style>
    <style:style style:name="gr32" style:family="graphic" style:parent-style-name="objectwithoutfill">
      <style:graphic-properties svg:stroke-width="0.035cm" svg:stroke-color="#00a933" draw:marker-start-width="0.252cm" draw:marker-end-width="0.252cm" draw:fill="none" draw:textarea-vertical-align="middle" fo:padding-top="0.142cm" fo:padding-bottom="0.142cm" fo:padding-left="0.267cm" fo:padding-right="0.267cm"/>
    </style:style>
    <style:style style:name="gr33" style:family="graphic" style:parent-style-name="standard">
      <style:graphic-properties svg:stroke-color="#000000" draw:fill-color="#6b5e9b" draw:textarea-horizontal-align="justify" draw:textarea-vertical-align="middle" draw:auto-grow-height="false" fo:min-height="0.703cm" fo:min-width="0.135cm"/>
    </style:style>
    <style:style style:name="gr34" style:family="graphic" style:parent-style-name="standard">
      <style:graphic-properties draw:stroke="none" draw:fill-color="#ffb66c" draw:textarea-horizontal-align="justify" draw:textarea-vertical-align="middle" draw:auto-grow-height="false" fo:min-height="0.199cm" fo:min-width="0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0.395cm" fo:min-width="0cm"/>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dddddd"/>
      <style:paragraph-properties fo:text-align="center"/>
    </style:style>
    <style:style style:name="P3" style:family="paragraph">
      <loext:graphic-properties draw:fill="solid" draw:fill-color="#2a6099"/>
      <style:paragraph-properties fo:text-align="center"/>
    </style:style>
    <style:style style:name="P4" style:family="paragraph">
      <loext:graphic-properties draw:fill-color="#dddddd"/>
      <style:paragraph-properties fo:text-align="center"/>
    </style:style>
    <style:style style:name="P5" style:family="paragraph">
      <loext:graphic-properties draw:fill="bitmap" draw:fill-image-name="_32_0_20_Percent"/>
      <style:paragraph-properties fo:text-align="center"/>
    </style:style>
    <style:style style:name="P6" style:family="paragraph">
      <style:paragraph-properties fo:text-align="center"/>
    </style:style>
    <style:style style:name="P7" style:family="paragraph">
      <loext:graphic-properties draw:fill-color="#999999"/>
      <style:paragraph-properties fo:text-align="center"/>
    </style:style>
    <style:style style:name="P8" style:family="paragraph">
      <loext:graphic-properties draw:fill-color="#000000"/>
      <style:paragraph-properties fo:text-align="center"/>
    </style:style>
    <style:style style:name="P9" style:family="paragraph">
      <style:paragraph-properties fo:text-align="start"/>
      <style:text-properties fo:font-size="8pt" style:font-size-asian="8pt" style:font-size-complex="8pt"/>
    </style:style>
    <style:style style:name="P10" style:family="paragraph">
      <loext:graphic-properties draw:fill-color="#ffffff"/>
      <style:paragraph-properties fo:text-align="start"/>
      <style:text-properties fo:font-size="8pt" style:font-size-asian="8pt" style:font-size-complex="8pt"/>
    </style:style>
    <style:style style:name="P11" style:family="paragraph">
      <loext:graphic-properties draw:fill-color="#729fcf"/>
      <style:paragraph-properties fo:text-align="center"/>
    </style:style>
    <style:style style:name="P12" style:family="paragraph">
      <loext:graphic-properties draw:fill-color="#bf819e"/>
      <style:paragraph-properties fo:text-align="center"/>
    </style:style>
    <style:style style:name="P13" style:family="paragraph">
      <loext:graphic-properties draw:fill-color="#be480a"/>
      <style:paragraph-properties fo:text-align="center"/>
    </style:style>
    <style:style style:name="P14" style:family="paragraph">
      <loext:graphic-properties draw:fill-color="#666666"/>
      <style:paragraph-properties fo:text-align="center"/>
    </style:style>
    <style:style style:name="P15" style:family="paragraph">
      <loext:graphic-properties draw:fill-color="#81d41a"/>
      <style:paragraph-properties fo:text-align="center"/>
      <style:text-properties fo:font-size="14pt" style:font-size-asian="14pt" style:font-size-complex="14pt"/>
    </style:style>
    <style:style style:name="P16" style:family="paragraph">
      <loext:graphic-properties draw:fill-color="#ffff00"/>
      <style:paragraph-properties fo:text-align="center"/>
    </style:style>
    <style:style style:name="P17" style:family="paragraph">
      <loext:graphic-properties draw:fill="none" draw:fill-color="#ffffff"/>
      <style:text-properties fo:font-size="10pt" style:font-size-asian="10pt" style:font-size-complex="10pt"/>
    </style:style>
    <style:style style:name="P18" style:family="paragraph">
      <loext:graphic-properties draw:fill-color="#6b5e9b"/>
      <style:paragraph-properties fo:text-align="center"/>
    </style:style>
    <style:style style:name="P19" style:family="paragraph">
      <style:paragraph-properties fo:text-align="center"/>
      <style:text-properties fo:font-size="10pt" style:font-size-asian="10pt" style:font-size-complex="10pt"/>
    </style:style>
    <style:style style:name="P20" style:family="paragraph">
      <loext:graphic-properties draw:fill-color="#ffb66c"/>
      <style:paragraph-properties fo:text-align="center"/>
      <style:text-properties fo:font-size="10pt" style:font-size-asian="10pt" style:font-size-complex="10pt"/>
    </style:style>
    <style:style style:name="P21" style:family="paragraph">
      <loext:graphic-properties draw:fill-color="#ffb66c"/>
      <style:paragraph-properties fo:text-align="start"/>
      <style:text-properties fo:font-size="6pt" style:font-size-asian="6pt" style:font-size-complex="6pt"/>
    </style:style>
    <style:style style:name="T1" style:family="text">
      <style:text-properties fo:font-size="8pt" style:font-size-asian="8pt" style:font-size-complex="8pt"/>
    </style:style>
    <style:style style:name="T2" style:family="text">
      <style:text-properties fo:font-size="14pt" style:font-size-asian="14pt" style:font-size-complex="14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9.592cm" svg:y1="15.605cm" svg:x2="10.147cm" svg:y2="15.605cm">
          <text:p/>
        </draw:line>
        <draw:polyline draw:style-name="gr2" draw:text-style-name="P1" draw:layer="layout" svg:width="0.952cm" svg:height="1.419cm" svg:x="8.004cm" svg:y="12.28cm" svg:viewBox="0 0 953 1420" draw:points="953,1420 0,1420 0,0">
          <text:p/>
        </draw:polyline>
        <draw:polyline draw:style-name="gr1" draw:text-style-name="P1" draw:layer="layout" svg:width="1.904cm" svg:height="0.933cm" draw:transform="rotate (1.5707963267949) translate (8.004cm 15.605cm)" svg:viewBox="0 0 1905 934" draw:points="1905,0 0,0 0,934">
          <text:p/>
        </draw:polyline>
        <draw:line draw:style-name="gr1" draw:text-style-name="P1" draw:layer="layout" svg:x1="9.592cm" svg:y1="13.7cm" svg:x2="10.166cm" svg:y2="13.7cm">
          <text:p/>
        </draw:line>
        <draw:custom-shape draw:style-name="gr3" draw:text-style-name="P2" draw:layer="layout" svg:width="5.715cm" svg:height="3.697cm" svg:x="13.382cm" svg:y="9.05cm">
          <text:p/>
          <draw:enhanced-geometry svg:viewBox="0 0 21600 21600" draw:type="rectangle" draw:enhanced-path="M 0 0 L 21600 0 21600 21600 0 21600 0 0 Z N"/>
        </draw:custom-shape>
        <draw:custom-shape draw:style-name="gr3" draw:text-style-name="P2" draw:layer="layout" svg:width="5.715cm" svg:height="3.697cm" svg:x="13.382cm" svg:y="13.178cm">
          <text:p/>
          <draw:enhanced-geometry svg:viewBox="0 0 21600 21600" draw:type="rectangle" draw:enhanced-path="M 0 0 L 21600 0 21600 21600 0 21600 0 0 Z N"/>
        </draw:custom-shape>
        <draw:custom-shape draw:style-name="gr4" draw:text-style-name="P3" draw:layer="layout" svg:width="5.715cm" svg:height="2.858cm" svg:x="13.382cm" svg:y="14.017cm">
          <text:p/>
          <draw:enhanced-geometry svg:viewBox="0 0 21600 21600" draw:type="rectangle" draw:enhanced-path="M 0 0 L 21600 0 21600 21600 0 21600 0 0 Z N"/>
        </draw:custom-shape>
        <draw:custom-shape draw:style-name="gr5" draw:text-style-name="P2" draw:layer="layout" svg:width="0.953cm" svg:height="0.952cm" svg:x="15.922cm" svg:y="12.43cm">
          <text:p/>
          <draw:enhanced-geometry svg:viewBox="0 0 21600 21600" draw:type="rectangle" draw:enhanced-path="M 0 0 L 21600 0 21600 21600 0 21600 0 0 Z N"/>
        </draw:custom-shape>
        <draw:line draw:style-name="gr6" draw:text-style-name="P1" draw:layer="layout" svg:x1="15.922cm" svg:y1="12.747cm" svg:x2="15.922cm" svg:y2="13.178cm">
          <text:p/>
        </draw:line>
        <draw:line draw:style-name="gr6" draw:text-style-name="P1" draw:layer="layout" svg:x1="16.875cm" svg:y1="12.747cm" svg:x2="16.875cm" svg:y2="13.178cm">
          <text:p/>
        </draw:line>
        <draw:line draw:style-name="gr7" draw:text-style-name="P1" draw:layer="layout" svg:x1="15.922cm" svg:y1="12.747cm" svg:x2="16.875cm" svg:y2="12.747cm">
          <text:p/>
        </draw:line>
        <draw:custom-shape draw:style-name="gr8" draw:text-style-name="P4" draw:layer="layout" svg:width="0.953cm" svg:height="0.318cm" svg:x="15.922cm" svg:y="8.937cm">
          <text:p/>
          <draw:enhanced-geometry svg:viewBox="0 0 21600 21600" draw:type="rectangle" draw:enhanced-path="M 0 0 L 21600 0 21600 21600 0 21600 0 0 Z N"/>
        </draw:custom-shape>
        <draw:custom-shape draw:style-name="gr9" draw:text-style-name="P5" draw:layer="layout" svg:width="0.953cm" svg:height="1.27cm" svg:x="15.922cm" svg:y="8.937cm">
          <text:p/>
          <draw:enhanced-geometry svg:viewBox="0 0 21600 21600" draw:type="rectangle" draw:enhanced-path="M 0 0 L 21600 0 21600 21600 0 21600 0 0 Z N"/>
        </draw:custom-shape>
        <draw:custom-shape draw:style-name="gr10" draw:text-style-name="P6" draw:layer="layout" svg:width="3.81cm" svg:height="1.588cm" svg:x="14.335cm" svg:y="10.2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olygon draw:style-name="gr11" draw:text-style-name="P6" draw:layer="layout" svg:width="0.317cm" svg:height="0.316cm" svg:x="13.699cm" svg:y="9.89cm" svg:viewBox="0 0 318 317" draw:points="0,158 318,0 318,317">
          <text:p/>
        </draw:polygon>
        <draw:polygon draw:style-name="gr11" draw:text-style-name="P6" draw:layer="layout" svg:width="0.317cm" svg:height="0.316cm" svg:x="13.7cm" svg:y="10.525cm" svg:viewBox="0 0 318 317" draw:points="0,158 318,0 318,317">
          <text:p/>
        </draw:polygon>
        <draw:polygon draw:style-name="gr11" draw:text-style-name="P6" draw:layer="layout" svg:width="0.317cm" svg:height="0.316cm" svg:x="13.7cm" svg:y="11.16cm" svg:viewBox="0 0 318 317" draw:points="0,158 318,0 318,317">
          <text:p/>
        </draw:polygon>
        <draw:polygon draw:style-name="gr11" draw:text-style-name="P6" draw:layer="layout" svg:width="0.317cm" svg:height="0.316cm" svg:x="13.7cm" svg:y="11.795cm" svg:viewBox="0 0 318 317" draw:points="0,158 318,0 318,317">
          <text:p/>
        </draw:polygon>
        <draw:polygon draw:style-name="gr11" draw:text-style-name="P6" draw:layer="layout" svg:width="0.317cm" svg:height="0.316cm" draw:transform="rotate (3.13496040243221) translate (18.7786507934231cm 10.2094341246546cm)" svg:viewBox="0 0 318 317" draw:points="0,158 318,0 318,317">
          <text:p/>
        </draw:polygon>
        <draw:polygon draw:style-name="gr11" draw:text-style-name="P6" draw:layer="layout" svg:width="0.317cm" svg:height="0.316cm" draw:transform="rotate (3.13496040243221) translate (18.7796507934231cm 10.8444341246546cm)" svg:viewBox="0 0 318 317" draw:points="0,158 318,0 318,317">
          <text:p/>
        </draw:polygon>
        <draw:polygon draw:style-name="gr11" draw:text-style-name="P6" draw:layer="layout" svg:width="0.317cm" svg:height="0.316cm" draw:transform="rotate (3.13496040243221) translate (18.7796507934231cm 11.4794341246546cm)" svg:viewBox="0 0 318 317" draw:points="0,158 318,0 318,317">
          <text:p/>
        </draw:polygon>
        <draw:polygon draw:style-name="gr11" draw:text-style-name="P6" draw:layer="layout" svg:width="0.317cm" svg:height="0.316cm" draw:transform="rotate (3.13496040243221) translate (18.7796507934231cm 12.1154341246546cm)" svg:viewBox="0 0 318 317" draw:points="0,158 318,0 318,317">
          <text:p/>
        </draw:polygon>
        <draw:polygon draw:style-name="gr11" draw:text-style-name="P6" draw:layer="layout" svg:width="0.317cm" svg:height="0.316cm" draw:transform="rotate (1.5390313344086) translate (14.3246299483911cm 12.4305438348419cm)" svg:viewBox="0 0 318 317" draw:points="0,158 318,0 318,317">
          <text:p/>
        </draw:polygon>
        <draw:polygon draw:style-name="gr11" draw:text-style-name="P6" draw:layer="layout" svg:width="0.317cm" svg:height="0.316cm" draw:transform="rotate (1.5390313344086) translate (14.9596299483911cm 12.4305438348419cm)" svg:viewBox="0 0 318 317" draw:points="0,158 318,0 318,317">
          <text:p/>
        </draw:polygon>
        <draw:polygon draw:style-name="gr11" draw:text-style-name="P6" draw:layer="layout" svg:width="0.317cm" svg:height="0.316cm" draw:transform="rotate (1.5390313344086) translate (15.5946299483911cm 12.4245438348419cm)" svg:viewBox="0 0 318 317" draw:points="0,158 318,0 318,317">
          <text:p/>
        </draw:polygon>
        <draw:polygon draw:style-name="gr11" draw:text-style-name="P6" draw:layer="layout" svg:width="0.317cm" svg:height="0.316cm" draw:transform="rotate (1.5390313344086) translate (16.5466299483911cm 12.4245438348419cm)" svg:viewBox="0 0 318 317" draw:points="0,158 318,0 318,317">
          <text:p/>
        </draw:polygon>
        <draw:polygon draw:style-name="gr11" draw:text-style-name="P6" draw:layer="layout" svg:width="0.317cm" svg:height="0.316cm" draw:transform="rotate (1.5390313344086) translate (17.1816299483911cm 12.4245438348419cm)" svg:viewBox="0 0 318 317" draw:points="0,158 318,0 318,317">
          <text:p/>
        </draw:polygon>
        <draw:polygon draw:style-name="gr11" draw:text-style-name="P6" draw:layer="layout" svg:width="0.317cm" svg:height="0.316cm" draw:transform="rotate (1.5390313344086) translate (17.8166299483911cm 12.4245438348419cm)" svg:viewBox="0 0 318 317" draw:points="0,158 318,0 318,317">
          <text:p/>
        </draw:polygon>
        <draw:polyline draw:style-name="gr2" draw:text-style-name="P1" draw:layer="layout" svg:width="5.397cm" svg:height="3.174cm" svg:x="13.382cm" svg:y="9.255cm" svg:viewBox="0 0 5398 3175" draw:points="0,0 318,0 318,3175 5398,3175 5398,317">
          <text:p/>
        </draw:polyline>
        <draw:polyline draw:style-name="gr2" draw:text-style-name="P1" draw:layer="layout" svg:width="5.396cm" svg:height="1.904cm" draw:transform="rotate (-3.14159265358979) translate (13.382cm 11.16cm)" svg:viewBox="0 0 5397 1905" draw:points="0,1905 5397,1905 5397,0">
          <text:p/>
        </draw:polyline>
        <draw:polyline draw:style-name="gr1" draw:text-style-name="P1" draw:layer="layout" svg:width="1.923cm" svg:height="1.904cm" draw:transform="rotate (-3.14159265358979) translate (13.382cm 15.605cm)" svg:viewBox="0 0 1924 1905" draw:points="0,1905 1270,1905 1270,0 1924,0">
          <text:p/>
        </draw:polyline>
        <draw:line draw:style-name="gr1" draw:text-style-name="P1" draw:layer="layout" svg:x1="12.112cm" svg:y1="13.7cm" svg:x2="11.457cm" svg:y2="13.7cm">
          <text:p/>
        </draw:line>
        <draw:polyline draw:style-name="gr1" draw:text-style-name="P1" draw:layer="layout" svg:width="0.634cm" svg:height="2.539cm" svg:x="13.382cm" svg:y="13.7cm" svg:viewBox="0 0 635 2540" draw:points="0,0 635,0 635,2540">
          <text:p/>
        </draw:polyline>
        <draw:polygon draw:style-name="gr11" draw:text-style-name="P6" draw:layer="layout" svg:width="0.634cm" svg:height="0.634cm" draw:transform="rotate (-1.5707963267949) translate (14.335cm 15.922cm)" svg:viewBox="0 0 635 635" draw:points="0,317 635,0 635,635">
          <text:p/>
        </draw:polygon>
        <draw:g>
          <draw:g>
            <draw:custom-shape draw:style-name="gr12" draw:text-style-name="P7" draw:layer="layout" svg:width="1.27cm" svg:height="1.27cm" draw:transform="rotate (3.1084313978019) translate (11.434cm 14.344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line draw:style-name="gr13" draw:text-style-name="P1" draw:layer="layout" svg:x1="10.843cm" svg:y1="14.322cm" svg:x2="11.457cm" svg:y2="13.667cm">
              <text:p/>
            </draw:line>
            <draw:line draw:style-name="gr13" draw:text-style-name="P1" draw:layer="layout" svg:x1="10.801cm" svg:y1="13.053cm" svg:x2="11.457cm" svg:y2="13.667cm">
              <text:p/>
            </draw:line>
            <draw:path draw:style-name="gr13" draw:text-style-name="P1" draw:layer="layout" svg:width="1.204cm" svg:height="0.406cm" draw:transform="skewX (0.00471238898038465) rotate (-1.21108396795887) translate (10.8006133116513cm 13.0533601646031cm)" svg:viewBox="0 0 1205 407" svg:d="M1205 407c-669-3-1205-407-1205-407">
              <text:p/>
            </draw:path>
          </draw:g>
          <draw:g>
            <draw:polygon draw:style-name="gr14" draw:text-style-name="P8" draw:layer="layout" svg:width="0.317cm" svg:height="0.476cm" svg:x="9.274cm" svg:y="13.462cm" svg:viewBox="0 0 318 477" draw:points="318,0 0,239 318,477 318,477">
              <text:p/>
            </draw:polygon>
            <draw:polygon draw:style-name="gr14" draw:text-style-name="P8" draw:layer="layout" svg:width="0.317cm" svg:height="0.476cm" draw:transform="rotate (-3.14159265358979) translate (9.27511080531898cm 13.9390855174973cm)" svg:viewBox="0 0 318 477" draw:points="318,0 0,239 318,477 318,476">
              <text:p/>
            </draw:polygon>
            <draw:custom-shape draw:style-name="gr15" draw:text-style-name="P10" draw:layer="layout" svg:width="0.635cm" svg:height="0.238cm" svg:x="8.956cm" svg:y="12.986cm">
              <text:p text:style-name="P9"><text:span text:style-name="T1">S</text:span></text:p>
              <draw:enhanced-geometry svg:viewBox="0 0 21600 21600" draw:mirror-horizontal="true" draw:type="rectangle" draw:enhanced-path="M 0 0 L 21600 0 21600 21600 0 21600 0 0 Z N"/>
            </draw:custom-shape>
            <draw:line draw:style-name="gr13" draw:text-style-name="P1" draw:layer="layout" svg:x1="9.275cm" svg:y1="13.701cm" svg:x2="9.275cm" svg:y2="13.224cm">
              <text:p/>
            </draw:line>
          </draw:g>
        </draw:g>
        <draw:g>
          <draw:custom-shape draw:style-name="gr12" draw:text-style-name="P7" draw:layer="layout" svg:width="1.27cm" svg:height="1.27cm" draw:transform="rotate (-1.5707963267949) translate (8.648cm 11.16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path draw:style-name="gr13" draw:text-style-name="P1" draw:layer="layout" svg:width="0.856cm" svg:height="0.505cm" draw:transform="skewX (0.123394778115999) rotate (2.13802833369305) translate (7.582cm 12.252cm)" svg:viewBox="0 0 857 506" svg:d="M857 506c-611 2-857-506-857-506">
            <text:p/>
          </draw:path>
          <draw:path draw:style-name="gr13" draw:text-style-name="P1" draw:layer="layout" svg:width="0.856cm" svg:height="0.509cm" draw:transform="skewX (0.126710903694788) rotate (-0.993790476085572) translate (8.44245058870377cm 11.3236119278648cm)" svg:viewBox="0 0 857 510" svg:d="M857 510c-611-1-857-510-857-510">
            <text:p/>
          </draw:path>
        </draw:g>
        <draw:g>
          <draw:g>
            <draw:polyline draw:style-name="gr16" draw:text-style-name="P1" draw:layer="layout" svg:width="2.559cm" svg:height="0.643cm" svg:x="6.715cm" svg:y="13.7cm" svg:viewBox="0 0 2560 644" draw:points="0,644 2540,644 2560,0">
              <text:p/>
            </draw:polyline>
            <draw:custom-shape draw:style-name="gr17" draw:text-style-name="P11" draw:layer="layout" svg:width="0.317cm" svg:height="0.953cm" svg:x="18.78cm" svg:y="14.017cm">
              <text:p/>
              <draw:enhanced-geometry svg:viewBox="0 0 21600 21600" draw:type="rectangle" draw:enhanced-path="M 0 0 L 21600 0 21600 21600 0 21600 0 0 Z N"/>
            </draw:custom-shape>
            <draw:custom-shape draw:style-name="gr18" draw:text-style-name="P12" draw:layer="layout" svg:width="0.635cm" svg:height="0.953cm" svg:x="18.145cm" svg:y="8.097cm">
              <text:p/>
              <draw:enhanced-geometry svg:viewBox="0 0 21600 21600" draw:type="rectangle" draw:enhanced-path="M 0 0 L 21600 0 21600 21600 0 21600 0 0 Z N"/>
            </draw:custom-shape>
            <draw:polyline draw:style-name="gr19" draw:text-style-name="P1" draw:layer="layout" svg:width="0.951cm" svg:height="1.586cm" svg:x="19.098cm" svg:y="14.335cm" svg:viewBox="0 0 952 1587" draw:points="0,0 381,0 381,1587 952,1587">
              <text:p/>
            </draw:polyline>
            <draw:polyline draw:style-name="gr19" draw:text-style-name="P1" draw:layer="layout" svg:width="2.222cm" svg:height="2.538cm" draw:transform="rotate (1.5707963267949) translate (17.828cm 15.605cm)" svg:viewBox="0 0 2223 2539" draw:points="1667,0 2223,0 2223,1693 2223,1976 0,1976 0,2539">
              <text:p/>
            </draw:polyline>
            <draw:polyline draw:style-name="gr19" draw:text-style-name="P1" draw:layer="layout" svg:width="3.174cm" svg:height="2.221cm" draw:transform="rotate (-3.14159265358979) translate (20.367cm 15.287cm)" svg:viewBox="0 0 3175 2222" draw:points="0,0 288,0 288,2222 3175,2222 3175,1388">
              <text:p/>
            </draw:polyline>
            <draw:custom-shape draw:style-name="gr20" draw:text-style-name="P13" draw:layer="layout" svg:width="0.635cm" svg:height="0.953cm" svg:x="17.51cm" svg:y="13.7cm">
              <text:p/>
              <draw:enhanced-geometry svg:viewBox="0 0 21600 21600" draw:type="rectangle" draw:enhanced-path="M 0 0 L 21600 0 21600 21600 0 21600 0 0 Z N"/>
            </draw:custom-shape>
            <draw:custom-shape draw:style-name="gr21" draw:text-style-name="P14" draw:layer="layout" svg:width="0.635cm" svg:height="0.953cm" svg:x="16.875cm" svg:y="13.7cm">
              <text:p/>
              <draw:enhanced-geometry svg:viewBox="0 0 21600 21600" draw:type="rectangle" draw:enhanced-path="M 0 0 L 21600 0 21600 21600 0 21600 0 0 Z N"/>
            </draw:custom-shape>
            <draw:polyline draw:style-name="gr19" draw:text-style-name="P1" draw:layer="layout" svg:width="1.903cm" svg:height="6.667cm" draw:transform="rotate (-3.14159265358979) translate (20.684cm 14.97cm)" svg:viewBox="0 0 1904 6668" draw:points="0,0 317,0 317,6668 1904,6668">
              <text:p/>
            </draw:polyline>
            <draw:line draw:style-name="gr19" draw:text-style-name="P1" draw:layer="layout" svg:x1="20.367cm" svg:y1="15.287cm" svg:x2="20.684cm" svg:y2="15.287cm">
              <text:p/>
            </draw:line>
            <draw:line draw:style-name="gr19" draw:text-style-name="P1" draw:layer="layout" svg:x1="20.367cm" svg:y1="15.605cm" svg:x2="20.684cm" svg:y2="15.605cm">
              <text:p/>
            </draw:line>
            <draw:line draw:style-name="gr19" draw:text-style-name="P1" draw:layer="layout" svg:x1="20.05cm" svg:y1="15.922cm" svg:x2="20.685cm" svg:y2="15.922cm">
              <text:p/>
            </draw:line>
            <draw:custom-shape draw:style-name="gr22" draw:text-style-name="P15" draw:layer="layout" svg:width="2.223cm" svg:height="3.175cm" svg:x="20.684cm" svg:y="13.7cm">
              <text:p text:style-name="P6"><text:span text:style-name="T2">Sensor</text:span><text:span text:style-name="T2"><text:line-break/></text:span><text:span text:style-name="T2">control</text:span></text:p>
              <draw:enhanced-geometry svg:viewBox="0 0 21600 21600" draw:type="rectangle" draw:enhanced-path="M 0 0 L 21600 0 21600 21600 0 21600 0 0 Z N"/>
            </draw:custom-shape>
            <draw:polyline draw:style-name="gr16" draw:text-style-name="P1" draw:layer="layout" svg:width="0.321cm" svg:height="4.126cm" draw:transform="rotate (-1.57411245237369) translate (10.8430213701872cm 14.3440000708665cm)" svg:viewBox="0 0 322 4127" draw:points="0,0 308,0 322,4127">
              <text:p/>
            </draw:polyline>
            <draw:polyline draw:style-name="gr16" draw:text-style-name="P1" draw:layer="layout" svg:width="2.539cm" svg:height="1.269cm" svg:x="6.715cm" svg:y="14.97cm" svg:viewBox="0 0 2540 1270" draw:points="0,0 952,0 952,1270 2540,1270 2540,626">
              <text:p/>
            </draw:polyline>
            <draw:polyline draw:style-name="gr16" draw:text-style-name="P1" draw:layer="layout" svg:width="4.126cm" svg:height="1.269cm" svg:x="6.715cm" svg:y="15.287cm" svg:viewBox="0 0 4127 1270" draw:points="0,0 635,0 635,1270 4127,1270 4109,932">
              <text:p/>
            </draw:polyline>
            <draw:custom-shape draw:style-name="gr23" draw:text-style-name="P7" draw:layer="layout" svg:width="1.27cm" svg:height="1.27cm" draw:transform="rotate (3.1084313978019) translate (11.415cm 16.219cm)">
              <text:p text:style-name="P6"/>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24" draw:text-style-name="P15" draw:layer="layout" svg:width="2.223cm" svg:height="3.175cm" svg:x="4.492cm" svg:y="13.7cm">
              <text:p text:style-name="P6"><text:span text:style-name="T2">Pump</text:span></text:p>
              <text:p text:style-name="P6"><text:span text:style-name="T2">control</text:span></text:p>
              <draw:enhanced-geometry svg:viewBox="0 0 21600 21600" draw:type="rectangle" draw:enhanced-path="M 0 0 L 21600 0 21600 21600 0 21600 0 0 Z N"/>
            </draw:custom-shape>
            <draw:custom-shape draw:style-name="gr25" draw:text-style-name="P16" draw:layer="layout" svg:width="5.165cm" svg:height="0.318cm" svg:x="13.615cm" svg:y="6.08cm">
              <text:p/>
              <draw:enhanced-geometry svg:viewBox="0 0 21600 21600" draw:type="rectangle" draw:enhanced-path="M 0 0 L 21600 0 21600 21600 0 21600 0 0 Z N"/>
            </draw:custom-shape>
            <draw:custom-shape draw:style-name="gr26" draw:text-style-name="P14" draw:layer="layout" svg:width="5.715cm" svg:height="0.318cm" svg:x="13.382cm" svg:y="5.762cm">
              <text:p/>
              <draw:enhanced-geometry svg:viewBox="0 0 21600 21600" draw:type="rectangle" draw:enhanced-path="M 0 0 L 21600 0 21600 21600 0 21600 0 0 Z N"/>
            </draw:custom-shape>
            <draw:custom-shape draw:style-name="gr22" draw:text-style-name="P15" draw:layer="layout" svg:width="2.223cm" svg:height="3.175cm" svg:x="9.572cm" svg:y="4.175cm">
              <text:p text:style-name="P6"><text:span text:style-name="T2">Fan/</text:span><text:span text:style-name="T2"><text:line-break/></text:span><text:span text:style-name="T2">Light</text:span><text:span text:style-name="T2"><text:line-break/></text:span><text:span text:style-name="T2">control</text:span></text:p>
              <draw:enhanced-geometry svg:viewBox="0 0 21600 21600" draw:type="rectangle" draw:enhanced-path="M 0 0 L 21600 0 21600 21600 0 21600 0 0 Z N"/>
            </draw:custom-shape>
            <draw:polyline draw:style-name="gr27" draw:text-style-name="P1" draw:layer="layout" svg:width="4.126cm" svg:height="0.634cm" svg:x="11.795cm" svg:y="5.127cm" svg:viewBox="0 0 4127 635" draw:points="0,0 4127,0 4127,635">
              <text:p/>
            </draw:polyline>
            <draw:polyline draw:style-name="gr28" draw:text-style-name="P1" draw:layer="layout" svg:width="8.571cm" svg:height="1.904cm" svg:x="11.795cm" svg:y="4.492cm" svg:viewBox="0 0 8572 1905" draw:points="0,0 8572,0 8572,1905">
              <text:p/>
            </draw:polyline>
            <draw:frame draw:style-name="gr29" draw:text-style-name="P6" draw:layer="layout" svg:width="3.09cm" svg:height="3.09cm" draw:transform="rotate (-3.13321507318022) translate (21.955cm 8.594cm)">
              <draw:image xlink:href="Pictures/100000010000040000000400968A6AFA9A639958.png" xlink:type="simple" xlink:show="embed" xlink:actuate="onLoad" draw:mime-type="image/png">
                <text:p/>
              </draw:image>
            </draw:frame>
            <draw:polyline draw:style-name="gr28" draw:text-style-name="P1" draw:layer="layout" svg:width="0.634cm" svg:height="11.747cm" svg:x="11.795cm" svg:y="5.762cm" svg:viewBox="0 0 635 11748" draw:points="0,0 635,0 635,11748">
              <text:p/>
            </draw:polyline>
            <draw:frame draw:style-name="gr29" draw:text-style-name="P6" draw:layer="layout" svg:width="3.09cm" svg:height="3.09cm" draw:transform="rotate (-3.13321507318022) translate (14.017cm 19.389cm)">
              <draw:image xlink:href="Pictures/100000010000040000000400968A6AFA9A639958.png" xlink:type="simple" xlink:show="embed" xlink:actuate="onLoad" draw:mime-type="image/png">
                <text:p/>
              </draw:image>
            </draw:frame>
            <draw:line draw:style-name="gr13" draw:text-style-name="P1" draw:layer="layout" svg:x1="10.782cm" svg:y1="14.949cm" svg:x2="11.438cm" svg:y2="15.563cm">
              <text:p/>
            </draw:line>
            <draw:line draw:style-name="gr13" draw:text-style-name="P1" draw:layer="layout" svg:x1="10.824cm" svg:y1="16.218cm" svg:x2="11.438cm" svg:y2="15.563cm">
              <text:p/>
            </draw:line>
            <draw:path draw:style-name="gr13" draw:text-style-name="P1" draw:layer="layout" svg:width="1.204cm" svg:height="0.406cm" draw:transform="skewX (0.00471238898038465) rotate (-1.21108396795887) translate (10.7816133116513cm 14.9493601646031cm)" svg:viewBox="0 0 1205 407" svg:d="M1205 407c-669-3-1205-407-1205-407">
              <text:p/>
            </draw:path>
            <draw:frame draw:style-name="gr30" draw:text-style-name="P17" draw:layer="layout" svg:width="1.709cm" svg:height="0.645cm" svg:x="9.115cm" svg:y="15.981cm">
              <draw:text-box>
                <text:p><text:span text:style-name="T3">Pump 1</text:span></text:p>
              </draw:text-box>
            </draw:frame>
            <draw:frame draw:style-name="gr29" draw:text-style-name="P6" draw:layer="layout" svg:width="3.09cm" svg:height="3.09cm" draw:transform="rotate (-3.13321507318022) translate (21.955cm 8.594cm)">
              <draw:image xlink:href="Pictures/100000010000040000000400968A6AFA9A639958.png" xlink:type="simple" xlink:show="embed" xlink:actuate="onLoad" draw:mime-type="image/png">
                <text:p/>
              </draw:image>
            </draw:frame>
            <draw:frame draw:style-name="gr30" draw:text-style-name="P17" draw:layer="layout" svg:width="1.709cm" svg:height="0.645cm" svg:x="9.133cm" svg:y="14.12cm">
              <draw:text-box>
                <text:p><text:span text:style-name="T3">Pump 2</text:span></text:p>
              </draw:text-box>
            </draw:frame>
            <draw:frame draw:style-name="gr30" draw:text-style-name="P17" draw:layer="layout" svg:width="2.454cm" svg:height="0.645cm" svg:x="8.648cm" svg:y="11.446cm">
              <draw:text-box>
                <text:p><text:span text:style-name="T3">Flow Sensor</text:span></text:p>
              </draw:text-box>
            </draw:frame>
            <draw:frame draw:style-name="gr30" draw:text-style-name="P17" draw:layer="layout" svg:width="1.205cm" svg:height="0.645cm" svg:x="17.892cm" svg:y="13.435cm">
              <draw:text-box>
                <text:p><text:span text:style-name="T3">TDS</text:span></text:p>
              </draw:text-box>
            </draw:frame>
            <draw:frame draw:style-name="gr30" draw:text-style-name="P17" draw:layer="layout" svg:width="1.361cm" svg:height="0.645cm" svg:x="15.67cm" svg:y="13.445cm">
              <draw:text-box>
                <text:p><text:span text:style-name="T3">Temp</text:span></text:p>
              </draw:text-box>
            </draw:frame>
            <draw:frame draw:style-name="gr30" draw:text-style-name="P17" draw:layer="layout" svg:width="1.34cm" svg:height="0.645cm" svg:x="17.757cm" svg:y="14.97cm">
              <draw:text-box>
                <text:p><text:span text:style-name="T3">Level</text:span></text:p>
              </draw:text-box>
            </draw:frame>
            <draw:frame draw:style-name="gr30" draw:text-style-name="P17" draw:layer="layout" svg:width="1.281cm" svg:height="0.645cm" svg:x="14.335cm" svg:y="16.065cm">
              <draw:text-box>
                <text:p><text:span text:style-name="T3">Filter</text:span></text:p>
              </draw:text-box>
            </draw:frame>
            <draw:frame draw:style-name="gr30" draw:text-style-name="P17" draw:layer="layout" svg:width="3.271cm" svg:height="0.645cm" svg:x="12.969cm" svg:y="17.817cm">
              <draw:text-box>
                <text:p><text:span text:style-name="T3">Fan water cooling</text:span></text:p>
              </draw:text-box>
            </draw:frame>
            <draw:frame draw:style-name="gr30" draw:text-style-name="P17" draw:layer="layout" svg:width="2.314cm" svg:height="0.645cm" svg:x="21.144cm" svg:y="6.705cm">
              <draw:text-box>
                <text:p><text:span text:style-name="T3">Fan climate</text:span></text:p>
              </draw:text-box>
            </draw:frame>
            <draw:frame draw:style-name="gr30" draw:text-style-name="P17" draw:layer="layout" svg:width="1.26cm" svg:height="0.645cm" svg:x="16.382cm" svg:y="5.117cm">
              <draw:text-box>
                <text:p><text:span text:style-name="T3">Light</text:span></text:p>
              </draw:text-box>
            </draw:frame>
            <draw:custom-shape draw:style-name="gr31" draw:text-style-name="P15" draw:layer="layout" svg:width="3.781cm" svg:height="3.151cm" svg:x="4.521cm" svg:y="4.199cm">
              <text:p text:style-name="P6"><text:span text:style-name="T2">ESPonics</text:span></text:p>
              <draw:enhanced-geometry svg:viewBox="0 0 21600 21600" draw:type="rectangle" draw:enhanced-path="M 0 0 L 21600 0 21600 21600 0 21600 0 0 Z N"/>
            </draw:custom-shape>
            <draw:polyline draw:style-name="gr32" draw:text-style-name="P1" draw:layer="layout" svg:width="10.159cm" svg:height="1.586cm" draw:transform="rotate (-1.5707963267949) translate (5.762cm 7.35cm)" svg:viewBox="0 0 10160 1587" draw:points="9525,952 10160,952 10160,1587 5715,1587 5715,0 0,0">
              <text:p/>
            </draw:polyline>
            <draw:polyline draw:style-name="gr32" draw:text-style-name="P1" draw:layer="layout" svg:width="11.429cm" svg:height="17.144cm" draw:transform="rotate (-1.5707963267949) translate (21.002cm 7.35cm)" svg:viewBox="0 0 11430 17145" draw:points="9525,0 11430,0 11430,17145 5397,17145 5397,15557 0,15557">
              <text:p/>
            </draw:polyline>
            <draw:polyline draw:style-name="gr32" draw:text-style-name="P1" draw:layer="layout" svg:width="0.634cm" svg:height="3.809cm" draw:transform="rotate (-1.5707963267949) translate (9.89cm 7.35cm)" svg:viewBox="0 0 635 3810" draw:points="0,0 635,0 635,3810 0,3810">
              <text:p/>
            </draw:polyline>
            <draw:custom-shape draw:style-name="gr33" draw:text-style-name="P18" draw:layer="layout" svg:width="0.635cm" svg:height="0.953cm" svg:x="12.747cm" svg:y="13.699cm">
              <text:p/>
              <draw:enhanced-geometry svg:viewBox="0 0 21600 21600" draw:type="rectangle" draw:enhanced-path="M 0 0 L 21600 0 21600 21600 0 21600 0 0 Z N"/>
            </draw:custom-shape>
            <draw:frame draw:style-name="gr30" draw:text-style-name="P17" draw:layer="layout" svg:width="0.951cm" svg:height="0.645cm" svg:x="12.507cm" svg:y="13.055cm">
              <draw:text-box>
                <text:p><text:span text:style-name="T3">pH</text:span></text:p>
              </draw:text-box>
            </draw:frame>
            <draw:polyline draw:style-name="gr19" draw:text-style-name="P1" draw:layer="layout" svg:width="2.539cm" svg:height="7.618cm" draw:transform="rotate (-1.5707963267949) translate (20.684cm 14.652cm)" svg:viewBox="0 0 2540 7619" draw:points="0,7619 2540,7619 2540,317 1588,317 1588,0">
              <text:p/>
            </draw:polyline>
          </draw:g>
          <draw:g>
            <draw:polygon draw:style-name="gr14" draw:text-style-name="P8" draw:layer="layout" svg:width="0.317cm" svg:height="0.476cm" svg:x="9.255cm" svg:y="15.358cm" svg:viewBox="0 0 318 477" draw:points="318,0 0,239 318,477 318,477">
              <text:p/>
            </draw:polygon>
            <draw:polygon draw:style-name="gr14" draw:text-style-name="P8" draw:layer="layout" svg:width="0.317cm" svg:height="0.476cm" draw:transform="rotate (-3.14159265358979) translate (9.25611080531898cm 15.8350855174973cm)" svg:viewBox="0 0 318 477" draw:points="318,0 0,239 318,477 318,476">
              <text:p/>
            </draw:polygon>
            <draw:custom-shape draw:style-name="gr15" draw:text-style-name="P10" draw:layer="layout" svg:width="0.635cm" svg:height="0.238cm" svg:x="8.937cm" svg:y="14.882cm">
              <text:p text:style-name="P9"><text:span text:style-name="T1">S</text:span></text:p>
              <draw:enhanced-geometry svg:viewBox="0 0 21600 21600" draw:mirror-horizontal="true" draw:type="rectangle" draw:enhanced-path="M 0 0 L 21600 0 21600 21600 0 21600 0 0 Z N"/>
            </draw:custom-shape>
            <draw:line draw:style-name="gr13" draw:text-style-name="P1" draw:layer="layout" svg:x1="9.256cm" svg:y1="15.597cm" svg:x2="9.256cm" svg:y2="15.12cm">
              <text:p/>
            </draw:line>
          </draw:g>
        </draw:g>
        <draw:custom-shape draw:style-name="gr34" draw:text-style-name="P20" draw:layer="layout" svg:width="0.635cm" svg:height="0.635cm" svg:x="8.302cm" svg:y="8.62cm">
          <text:p text:style-name="P19"><text:span text:style-name="T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14.335cm" svg:y="8.62cm">
          <text:p text:style-name="P19"><text:span text:style-name="T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13.065cm" svg:y="11.477cm">
          <text:p text:style-name="P19"><text:span text:style-name="T3">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6.947cm" svg:y="11.795cm">
          <text:p text:style-name="P19"><text:span text:style-name="T3">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11.16cm" svg:y="12.747cm">
          <text:p text:style-name="P19"><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11.16cm" svg:y="14.652cm">
          <text:p text:style-name="P19"><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8.302cm" svg:y="13.065cm">
          <text:p text:style-name="P19"><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8.302cm" svg:y="14.97cm">
          <text:p text:style-name="P19"><text:span text:style-name="T3">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16.557cm" svg:y="14.335cm">
          <text:p text:style-name="P19"><text:span text:style-name="T3">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17.827cm" svg:y="14.335cm">
          <text:p text:style-name="P19"><text:span text:style-name="T3">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0" draw:layer="layout" svg:width="0.635cm" svg:height="0.635cm" svg:x="18.78cm" svg:y="14.652cm">
          <text:p text:style-name="P19"><text:span text:style-name="T3">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 draw:text-style-name="P21" draw:layer="layout" svg:width="0.635cm" svg:height="0.635cm" svg:x="13.003cm" svg:y="13.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12.891cm" svg:y="13.839cm">
            <draw:text-box draw:corner-radius="4.127cm">
              <text:p><text:span text:style-name="T3">10</text:span></text:p>
            </draw:text-box>
          </draw:frame>
        </draw:g>
        <draw:g>
          <draw:custom-shape draw:style-name="gr34" draw:text-style-name="P21" draw:layer="layout" svg:width="0.635cm" svg:height="0.635cm" svg:x="17.791cm" svg:y="8.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17.679cm" svg:y="8.236cm">
            <draw:text-box draw:corner-radius="4.127cm">
              <text:p><text:span text:style-name="T3">11</text:span></text:p>
            </draw:text-box>
          </draw:frame>
        </draw:g>
        <draw:frame draw:style-name="gr30" draw:text-style-name="P17" draw:layer="layout" svg:width="2.746cm" svg:height="0.645cm" svg:x="15.716cm" svg:y="7.657cm">
          <draw:text-box>
            <text:p><text:span text:style-name="T3">Humidty/Temp</text:span></text:p>
          </draw:text-box>
        </draw:frame>
        <draw:g>
          <draw:custom-shape draw:style-name="gr34" draw:text-style-name="P21" draw:layer="layout" svg:width="0.635cm" svg:height="0.635cm" svg:x="20.797cm" svg:y="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20.685cm" svg:y="6.032cm">
            <draw:text-box draw:corner-radius="4.127cm">
              <text:p><text:span text:style-name="T3">12</text:span></text:p>
            </draw:text-box>
          </draw:frame>
        </draw:g>
        <draw:g>
          <draw:custom-shape draw:style-name="gr34" draw:text-style-name="P21" draw:layer="layout" svg:width="0.635cm" svg:height="0.635cm" svg:x="11.272cm" svg:y="17.8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11.16cm" svg:y="17.779cm">
            <draw:text-box draw:corner-radius="4.127cm">
              <text:p><text:span text:style-name="T3">13</text:span></text:p>
            </draw:text-box>
          </draw:frame>
        </draw:g>
        <draw:g>
          <draw:custom-shape draw:style-name="gr34" draw:text-style-name="P21" draw:layer="layout" svg:width="0.635cm" svg:height="0.635cm" svg:x="16.096cm" svg:y="8.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15.984cm" svg:y="8.62cm">
            <draw:text-box draw:corner-radius="4.127cm">
              <text:p><text:span text:style-name="T3">14</text:span></text:p>
            </draw:text-box>
          </draw:frame>
        </draw:g>
        <draw:g>
          <draw:custom-shape draw:style-name="gr34" draw:text-style-name="P21" draw:layer="layout" svg:width="0.635cm" svg:height="0.635cm" svg:x="17.939cm" svg:y="5.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17.827cm" svg:y="5.714cm">
            <draw:text-box draw:corner-radius="4.127cm">
              <text:p><text:span text:style-name="T3">15</text:span></text:p>
            </draw:text-box>
          </draw:frame>
        </draw:g>
        <draw:g>
          <draw:custom-shape draw:style-name="gr34" draw:text-style-name="P21" draw:layer="layout" svg:width="0.635cm" svg:height="0.635cm" svg:x="9.684cm" svg:y="4.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9.572cm" svg:y="4.175cm">
            <draw:text-box draw:corner-radius="4.127cm">
              <text:p><text:span text:style-name="T3">16</text:span></text:p>
            </draw:text-box>
          </draw:frame>
        </draw:g>
        <draw:g>
          <draw:custom-shape draw:style-name="gr34" draw:text-style-name="P21" draw:layer="layout" svg:width="0.635cm" svg:height="0.635cm" svg:x="20.858cm" svg:y="13.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20.746cm" svg:y="13.7cm">
            <draw:text-box draw:corner-radius="4.127cm">
              <text:p><text:span text:style-name="T3">17</text:span></text:p>
            </draw:text-box>
          </draw:frame>
        </draw:g>
        <draw:g>
          <draw:custom-shape draw:style-name="gr34" draw:text-style-name="P21" draw:layer="layout" svg:width="0.635cm" svg:height="0.635cm" svg:x="4.604cm" svg:y="13.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4.492cm" svg:y="13.7cm">
            <draw:text-box draw:corner-radius="4.127cm">
              <text:p><text:span text:style-name="T3">18</text:span></text:p>
            </draw:text-box>
          </draw:frame>
        </draw:g>
        <draw:g>
          <draw:custom-shape draw:style-name="gr34" draw:text-style-name="P21" draw:layer="layout" svg:width="0.635cm" svg:height="0.635cm" svg:x="4.666cm" svg:y="4.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17" draw:layer="layout" svg:width="0.891cm" svg:height="0.645cm" svg:x="4.554cm" svg:y="4.175cm">
            <draw:text-box draw:corner-radius="4.127cm">
              <text:p><text:span text:style-name="T3">19</text:span></text:p>
            </draw:text-box>
          </draw:fram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_32_0_20_Percent" draw:display-name="20 Percent" xlink:href="Pictures/1000000000000008000000080944901A42762024.png" xlink:type="simple" xlink:show="embed" xlink:actuate="onLoad"/>
    <draw:marker draw:name="Arrow" svg:viewBox="0 0 20 30" svg:d="M10 0l-10 30h20z"/>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Roboto" style:font-family-asian="Roboto"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16T23:04:05.724090831</meta:creation-date>
    <dc:date>2024-04-22T23:54:36.957769566</dc:date>
    <meta:editing-duration>P1DT46M37S</meta:editing-duration>
    <meta:editing-cycles>15</meta:editing-cycles>
    <meta:generator>LibreOffice/7.3.3.2$Linux_X86_64 LibreOffice_project/30$Build-2</meta:generator>
    <meta:document-statistic meta:object-count="145"/>
  </office:meta>
</office:document-meta>
</file>